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02118405" text:style-name="WWNum1">
        <text:list-item>
          <text:p text:style-name="P2">Top one</text:p>
          <text:list>
            <text:list-item>
              <text:p text:style-name="P3">Sub item 1.a</text:p>
            </text:list-item>
            <text:list-item>
              <text:p text:style-name="P3">Sub item 1.b</text:p>
            </text:list-item>
          </text:list>
        </text:list-item>
      </text:list>
      <text:p text:style-name="Standard"/>
      <text:p text:style-name="Standard">Some text in between.</text:p>
      <text:p text:style-name="Standard"/>
      <text:list xml:id="list42854501914331" text:continue-numbering="true" text:style-name="WWNum1">
        <text:list-item>
          <text:p text:style-name="P1">Top two</text:p>
          <text:list>
            <text:list-item>
              <text:p text:style-name="P3">Sub item 2.a</text:p>
            </text:list-item>
            <text:list-item>
              <text:p text:style-name="P3">Sub item 2.b</text:p>
            </text:list-item>
          </text:list>
        </text:list-item>
      </text:list>
      <text:p text:style-name="Standard"/>
      <text:p text:style-name="Standard">Some text in between.</text:p>
      <text:p text:style-name="Standard"/>
      <text:list xml:id="list42855240666721" text:continue-numbering="true" text:style-name="WWNum1">
        <text:list-item>
          <text:p text:style-name="P1">Top three</text:p>
          <text:list>
            <text:list-item>
              <text:p text:style-name="P3">Sub item 3.a</text:p>
            </text:list-item>
            <text:list-item>
              <text:p text:style-name="P3">Sub item 3.b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41" meta:character-count="155" meta:non-whitespace-character-count="134"/>
    <meta:generator>LibreOfficeDev/6.0.5.2$Linux_X86_64 LibreOffice_project/</meta:generator>
  </office:meta>
</office:document-meta>
</file>